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729in"/>
    </style:style>
    <style:style style:name="P1" style:family="paragraph" style:parent-style-name="Table_20_Contents">
      <style:text-properties fo:language="zxx" fo:country="none" fo:font-weight="bold" officeooo:rsid="0016c4c3" officeooo:paragraph-rsid="0016c4c3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able_20_Contents">
      <style:text-properties fo:language="zxx" fo:country="none" fo:font-weight="normal" officeooo:rsid="002141cd" officeooo:paragraph-rsid="002141cd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Table_20_Contents" style:list-style-name="L1">
      <style:text-properties fo:language="zxx" fo:country="none" fo:font-weight="normal" officeooo:rsid="002141cd" officeooo:paragraph-rsid="002141c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>
      <style:text-properties fo:language="zxx" fo:country="none" fo:font-weight="normal" officeooo:rsid="0022da2a" officeooo:paragraph-rsid="0022da2a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text-properties officeooo:paragraph-rsid="0016c4c3"/>
    </style:style>
    <style:style style:name="P6" style:family="paragraph" style:parent-style-name="Table_20_Contents">
      <style:text-properties officeooo:rsid="002141cd" officeooo:paragraph-rsid="002141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1cd" style:font-weight-asian="normal" style:font-weight-complex="normal"/>
    </style:style>
    <style:style style:name="T3" style:family="text">
      <style:text-properties officeooo:rsid="0019f1fe"/>
    </style:style>
    <style:style style:name="T4" style:family="text">
      <style:text-properties fo:language="zxx" fo:country="none" fo:font-weight="bold" officeooo:rsid="0016c4c3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1a80f0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1ecb62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1fe89a" style:language-asian="zxx" style:country-asian="none" style:font-weight-asian="normal" style:language-complex="zxx" style:country-complex="none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4">TEST: </text:span><text:span text:style-name="T6">Opptak med </text:span><text:span text:style-name="T8">GridEYE varmekamera</text:span></text:p>
          </table:table-cell>
          <table:table-cell table:style-name="Table1.B1" office:value-type="string">
            <text:p text:style-name="P1">DATO:<text:span text:style-name="T1"> </text:span><text:span text:style-name="T2">05.02.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3">T</text:span>est av oppløsning, sensitivitet og rekkevidde på varmekamera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863130910" text:style-name="L1">
              <text:list-item>
                <text:p text:style-name="P3">Sikt inn kameraet mot en person.</text:p>
              </text:list-item>
              <text:list-item>
                <text:p text:style-name="P3">Prøv forskjellige avstander og se når man kan tydelig se personen.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2">Mulig å kunne gjenkjenne et varmesignaturen til et menneske på noen meters avstand. Helst ville vi hatt minst 10 meter, men dette er ikke mulig med denne sensoren. 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3">R</text:span>ESULTAT:</text:p>
            <text:p text:style-name="P6"><text:span text:style-name="T7">G</text:span><text:span text:style-name="T5">odkjent. Rekkevidden er <text:s/>ca 4 meter ved våre tester innendørs. Dette er ikke optimalt, men det holder for prototypen vår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4">Ingen tiltak nødvendig. Eventuelt kan vi gå til anskaffelse av et bedre varmekamera om det blir nødvendig.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7:52:46.427948163</dc:date>
    <meta:editing-duration>PT35M57S</meta:editing-duration>
    <meta:editing-cycles>7</meta:editing-cycles>
    <meta:generator>LibreOffice/6.4.1.2$Linux_X86_64 LibreOffice_project/40$Build-2</meta:generator>
    <meta:document-statistic meta:table-count="1" meta:image-count="0" meta:object-count="0" meta:page-count="2" meta:paragraph-count="13" meta:word-count="106" meta:character-count="673" meta:non-whitespace-character-count="581"/>
  </office:meta>
</office:document-meta>
</file>